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5.897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5.749cm"/>
    </style:style>
    <style:style style:name="co5" style:family="table-column">
      <style:table-column-properties fo:break-before="auto" style:column-width="3.02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2" style:family="table" style:master-page-name="PageStyle_5f_Tabelle3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language="de" fo:country="DE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 style:data-style-name="N10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ribu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3">
          <table:table-cell table:style-name="ce1" office:value-type="string" calcext:value-type="string">
            <text:p>Seite</text:p>
          </table:table-cell>
          <table:table-cell table:style-name="ce2" office:value-type="string" calcext:value-type="string">
            <text:p>Bild</text:p>
          </table:table-cell>
          <table:table-cell table:style-name="ce2"/>
          <table:table-cell table:style-name="ce2" office:value-type="string" calcext:value-type="string">
            <text:p>Quelle</text:p>
          </table:table-cell>
          <table:table-cell table:style-name="ce2"/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URL / Referenz</text:p>
          </table:table-cell>
          <table:table-cell table:style-name="ce1" office:value-type="string" calcext:value-type="string">
            <text:p>Lizenz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mschlag</text:p>
          </table:table-cell>
          <table:table-cell office:value-type="string" calcext:value-type="string">
            <text:p>the way</text:p>
          </table:table-cell>
          <table:table-cell table:formula="of:=IF([.A2]&lt;&gt;&quot;&quot;;[.A2];&quot;&quot;)" office:value-type="string" office:string-value="Umschlag" calcext:value-type="string">
            <text:p>Umschlag</text:p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scurr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tr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.1</text:p>
          </table:table-cell>
          <table:table-cell office:value-type="string" calcext:value-type="string">
            <text:p>open book</text:p>
          </table:table-cell>
          <table:table-cell table:formula="of:=IF([.A4]&lt;&gt;&quot;&quot;;[.A4];&quot;&quot;)" office:value-type="string" office:string-value="1.1" calcext:value-type="string">
            <text:p>1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ohnny_automatic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creen beans</text:p>
          </table:table-cell>
          <table:table-cell table:formula="of:=IF([.A5]&lt;&gt;&quot;&quot;;[.A5];&quot;&quot;)">
            <text:p/>
          </table:table-cell>
          <table:table-cell office:value-type="string" calcext:value-type="string">
            <text:p>Microsoft Office Online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<text:a xlink:href="http://office.microsoft.com/en-us/redir/PN000065000.aspx?xc=MC900078752&amp;CTT=102&amp;origin=MC900078752&amp;lc=en%2DUS" xlink:type="simple">A Bit Better Corporation</text:a>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raut</text:p>
          </table:table-cell>
          <table:table-cell table:formula="of:=IF([.A6]&lt;&gt;&quot;&quot;;[.A6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ieter Schütz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Gordes 2</text:p>
          </table:table-cell>
          <table:table-cell table:formula="of:=IF([.A7]&lt;&gt;&quot;&quot;;[.A7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elenej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chte hand</text:p>
          </table:table-cell>
          <table:table-cell table:formula="of:=IF([.A8]&lt;&gt;&quot;&quot;;[.A8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sabine koriat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Weinreben</text:p>
          </table:table-cell>
          <table:table-cell table:formula="of:=IF([.A9]&lt;&gt;&quot;&quot;;[.A9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ila.H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10]&lt;&gt;&quot;&quot;;[.A10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inskeBlo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mily moments</text:p>
          </table:table-cell>
          <table:table-cell table:formula="of:=IF([.A11]&lt;&gt;&quot;&quot;;[.A11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simmbarb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andle light macro</text:p>
          </table:table-cell>
          <table:table-cell table:formula="of:=IF([.A12]&lt;&gt;&quot;&quot;;[.A12];&quot;&quot;)">
            <text:p/>
          </table:table-cell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ceviking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onne</text:p>
          </table:table-cell>
          <table:table-cell table:formula="of:=IF([.A13]&lt;&gt;&quot;&quot;;[.A13];&quot;&quot;)">
            <text:p/>
          </table:table-cell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lf loid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2.1</text:p>
          </table:table-cell>
          <table:table-cell office:value-type="string" calcext:value-type="string">
            <text:p>Hammer</text:p>
          </table:table-cell>
          <table:table-cell table:formula="of:=IF([.A14]&lt;&gt;&quot;&quot;;[.A14];&quot;&quot;)" office:value-type="string" office:string-value="2.1" calcext:value-type="string">
            <text:p>2.1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ysti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äge</text:p>
          </table:table-cell>
          <table:table-cell table:formula="of:=IF([.A15]&lt;&gt;&quot;&quot;;[.A15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Francesco 'Architetto' Rollandin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echbeitel</text:p>
          </table:table-cell>
          <table:table-cell table:formula="of:=IF([.A16]&lt;&gt;&quot;&quot;;[.A1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hrer</text:p>
          </table:table-cell>
          <table:table-cell table:formula="of:=IF([.A17]&lt;&gt;&quot;&quot;;[.A1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chovk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aspel</text:p>
          </table:table-cell>
          <table:table-cell table:formula="of:=IF([.A18]&lt;&gt;&quot;&quot;;[.A1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axim2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formula="of:=IF([.A19]&lt;&gt;&quot;&quot;;[.A19];&quot;&quot;)" office:value-type="float" office:value="3" calcext:value-type="float">
            <text:p>3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e Coloring Pages 9</text:p>
          </table:table-cell>
          <table:table-cell table:formula="of:=IF([.A20]&lt;&gt;&quot;&quot;;[.A20];&quot;&quot;)" office:value-type="float" office:value="4" calcext:value-type="float">
            <text:p>4</text:p>
          </table:table-cell>
          <table:table-cell office:value-type="string" calcext:value-type="string">
            <text:p>best-coloring-pages.com</text:p>
          </table:table-cell>
          <table:table-cell table:number-columns-repeated="3"/>
          <table:table-cell table:style-name="ce4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outh</text:p>
          </table:table-cell>
          <table:table-cell table:formula="of:=IF([.A21]&lt;&gt;&quot;&quot;;[.A21];&quot;&quot;)" office:value-type="float" office:value="6" calcext:value-type="float">
            <text:p>6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eolhades (2x)</text:p>
          </table:table-cell>
          <table:table-cell/>
          <table:table-cell table:style-name="ce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gyptian hieroglyphs</text:p>
          </table:table-cell>
          <table:table-cell table:formula="of:=IF([.A22]&lt;&gt;&quot;&quot;;[.A22];&quot;&quot;)">
            <text:p/>
          </table:table-cell>
          <table:table-cell office:value-type="string" calcext:value-type="string">
            <text:p>Wikipedia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artoon Globe</text:p>
          </table:table-cell>
          <table:table-cell table:formula="of:=IF([.A23]&lt;&gt;&quot;&quot;;[.A23];&quot;&quot;)" office:value-type="float" office:value="7" calcext:value-type="float">
            <text:p>7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lunanau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oloring page village</text:p>
          </table:table-cell>
          <table:table-cell/>
          <table:table-cell office:value-type="string" calcext:value-type="string">
            <text:p>edupics.com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appy pig</text:p>
          </table:table-cell>
          <table:table-cell table:formula="of:=IF([.A25]&lt;&gt;&quot;&quot;;[.A25];&quot;&quot;)" office:value-type="float" office:value="8" calcext:value-type="float">
            <text:p>8</text:p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ugmenot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heep</text:p>
          </table:table-cell>
          <table:table-cell table:formula="of:=IF([.A26]&lt;&gt;&quot;&quot;;[.A26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tack of gold coins</text:p>
          </table:table-cell>
          <table:table-cell table:formula="of:=IF([.A27]&lt;&gt;&quot;&quot;;[.A27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table:style-name="ce3" office:value-type="string" calcext:value-type="string">
            <text:p>Jonab the Unsightly One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hocolate birthday cake</text:p>
          </table:table-cell>
          <table:table-cell table:formula="of:=IF([.A28]&lt;&gt;&quot;&quot;;[.A28];&quot;&quot;)">
            <text:p/>
          </table:table-cell>
          <table:table-cell office:value-type="string" calcext:value-type="string">
            <text:p>OpenClipar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icubunu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eder Plate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ninah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Matzah bread</text:p>
          </table:table-cell>
          <table:table-cell/>
          <table:table-cell office:value-type="string" calcext:value-type="string">
            <text:p>Wikimedia Common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Kosherstock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ntique door</text:p>
          </table:table-cell>
          <table:table-cell/>
          <table:table-cell office:value-type="string" calcext:value-type="string">
            <text:p>stock.xchn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pitho / Volksmission Freudenstadt</text:p>
          </table:table-cell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inladung zur Wanderung</text:p>
          </table:table-cell>
          <table:table-cell/>
          <table:table-cell office:value-type="string" calcext:value-type="string">
            <text:p>pixelio.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ainer Sturm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IF([.A33]&lt;&gt;&quot;&quot;;[.A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]&lt;&gt;&quot;&quot;;[.A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]&lt;&gt;&quot;&quot;;[.A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]&lt;&gt;&quot;&quot;;[.A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]&lt;&gt;&quot;&quot;;[.A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]&lt;&gt;&quot;&quot;;[.A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]&lt;&gt;&quot;&quot;;[.A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]&lt;&gt;&quot;&quot;;[.A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]&lt;&gt;&quot;&quot;;[.A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]&lt;&gt;&quot;&quot;;[.A42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43]&lt;&gt;&quot;&quot;;[.A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]&lt;&gt;&quot;&quot;;[.A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]&lt;&gt;&quot;&quot;;[.A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]&lt;&gt;&quot;&quot;;[.A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]&lt;&gt;&quot;&quot;;[.A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]&lt;&gt;&quot;&quot;;[.A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]&lt;&gt;&quot;&quot;;[.A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]&lt;&gt;&quot;&quot;;[.A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]&lt;&gt;&quot;&quot;;[.A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]&lt;&gt;&quot;&quot;;[.A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]&lt;&gt;&quot;&quot;;[.A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]&lt;&gt;&quot;&quot;;[.A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]&lt;&gt;&quot;&quot;;[.A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]&lt;&gt;&quot;&quot;;[.A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]&lt;&gt;&quot;&quot;;[.A57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58]&lt;&gt;&quot;&quot;;[.A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9]&lt;&gt;&quot;&quot;;[.A5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0]&lt;&gt;&quot;&quot;;[.A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1]&lt;&gt;&quot;&quot;;[.A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2]&lt;&gt;&quot;&quot;;[.A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3]&lt;&gt;&quot;&quot;;[.A63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64]&lt;&gt;&quot;&quot;;[.A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5]&lt;&gt;&quot;&quot;;[.A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6]&lt;&gt;&quot;&quot;;[.A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7]&lt;&gt;&quot;&quot;;[.A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8]&lt;&gt;&quot;&quot;;[.A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69]&lt;&gt;&quot;&quot;;[.A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0]&lt;&gt;&quot;&quot;;[.A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1]&lt;&gt;&quot;&quot;;[.A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2]&lt;&gt;&quot;&quot;;[.A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3]&lt;&gt;&quot;&quot;;[.A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4]&lt;&gt;&quot;&quot;;[.A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5]&lt;&gt;&quot;&quot;;[.A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6]&lt;&gt;&quot;&quot;;[.A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7]&lt;&gt;&quot;&quot;;[.A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8]&lt;&gt;&quot;&quot;;[.A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79]&lt;&gt;&quot;&quot;;[.A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0]&lt;&gt;&quot;&quot;;[.A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1]&lt;&gt;&quot;&quot;;[.A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2]&lt;&gt;&quot;&quot;;[.A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3]&lt;&gt;&quot;&quot;;[.A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4]&lt;&gt;&quot;&quot;;[.A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5]&lt;&gt;&quot;&quot;;[.A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6]&lt;&gt;&quot;&quot;;[.A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7]&lt;&gt;&quot;&quot;;[.A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8]&lt;&gt;&quot;&quot;;[.A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89]&lt;&gt;&quot;&quot;;[.A89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90]&lt;&gt;&quot;&quot;;[.A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1]&lt;&gt;&quot;&quot;;[.A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2]&lt;&gt;&quot;&quot;;[.A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3]&lt;&gt;&quot;&quot;;[.A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4]&lt;&gt;&quot;&quot;;[.A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5]&lt;&gt;&quot;&quot;;[.A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6]&lt;&gt;&quot;&quot;;[.A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7]&lt;&gt;&quot;&quot;;[.A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8]&lt;&gt;&quot;&quot;;[.A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99]&lt;&gt;&quot;&quot;;[.A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0]&lt;&gt;&quot;&quot;;[.A1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1]&lt;&gt;&quot;&quot;;[.A1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2]&lt;&gt;&quot;&quot;;[.A1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3]&lt;&gt;&quot;&quot;;[.A1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4]&lt;&gt;&quot;&quot;;[.A1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5]&lt;&gt;&quot;&quot;;[.A1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6]&lt;&gt;&quot;&quot;;[.A1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7]&lt;&gt;&quot;&quot;;[.A1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8]&lt;&gt;&quot;&quot;;[.A1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09]&lt;&gt;&quot;&quot;;[.A1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0]&lt;&gt;&quot;&quot;;[.A1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1]&lt;&gt;&quot;&quot;;[.A111];&quot;&quot;)">
            <text:p/>
          </table:table-cell>
          <table:table-cell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table:formula="of:=IF([.A112]&lt;&gt;&quot;&quot;;[.A1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3]&lt;&gt;&quot;&quot;;[.A1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4]&lt;&gt;&quot;&quot;;[.A1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5]&lt;&gt;&quot;&quot;;[.A1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6]&lt;&gt;&quot;&quot;;[.A1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7]&lt;&gt;&quot;&quot;;[.A1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8]&lt;&gt;&quot;&quot;;[.A1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19]&lt;&gt;&quot;&quot;;[.A1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0]&lt;&gt;&quot;&quot;;[.A1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1]&lt;&gt;&quot;&quot;;[.A1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2]&lt;&gt;&quot;&quot;;[.A1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3]&lt;&gt;&quot;&quot;;[.A1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4]&lt;&gt;&quot;&quot;;[.A1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5]&lt;&gt;&quot;&quot;;[.A1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6]&lt;&gt;&quot;&quot;;[.A1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7]&lt;&gt;&quot;&quot;;[.A1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8]&lt;&gt;&quot;&quot;;[.A1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29]&lt;&gt;&quot;&quot;;[.A1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0]&lt;&gt;&quot;&quot;;[.A1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1]&lt;&gt;&quot;&quot;;[.A1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2]&lt;&gt;&quot;&quot;;[.A1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3]&lt;&gt;&quot;&quot;;[.A1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4]&lt;&gt;&quot;&quot;;[.A1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5]&lt;&gt;&quot;&quot;;[.A1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6]&lt;&gt;&quot;&quot;;[.A1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7]&lt;&gt;&quot;&quot;;[.A1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8]&lt;&gt;&quot;&quot;;[.A1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39]&lt;&gt;&quot;&quot;;[.A1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0]&lt;&gt;&quot;&quot;;[.A1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1]&lt;&gt;&quot;&quot;;[.A1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2]&lt;&gt;&quot;&quot;;[.A1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3]&lt;&gt;&quot;&quot;;[.A1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4]&lt;&gt;&quot;&quot;;[.A1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5]&lt;&gt;&quot;&quot;;[.A1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6]&lt;&gt;&quot;&quot;;[.A1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7]&lt;&gt;&quot;&quot;;[.A1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48]&lt;&gt;&quot;&quot;;[.A148];&quot;&quot;)">
            <text:p/>
          </table:table-cell>
          <table:table-cell table:number-columns-repeated="1021"/>
        </table:table-row>
        <table:table-row table:style-name="ro3">
          <table:table-cell/>
          <table:table-cell table:style-name="ce3"/>
          <table:table-cell table:formula="of:=IF([.A149]&lt;&gt;&quot;&quot;;[.A1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0]&lt;&gt;&quot;&quot;;[.A1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1]&lt;&gt;&quot;&quot;;[.A1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2]&lt;&gt;&quot;&quot;;[.A1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3]&lt;&gt;&quot;&quot;;[.A1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4]&lt;&gt;&quot;&quot;;[.A1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5]&lt;&gt;&quot;&quot;;[.A1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6]&lt;&gt;&quot;&quot;;[.A1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7]&lt;&gt;&quot;&quot;;[.A1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8]&lt;&gt;&quot;&quot;;[.A1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59]&lt;&gt;&quot;&quot;;[.A1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0]&lt;&gt;&quot;&quot;;[.A1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1]&lt;&gt;&quot;&quot;;[.A1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2]&lt;&gt;&quot;&quot;;[.A1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3]&lt;&gt;&quot;&quot;;[.A1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4]&lt;&gt;&quot;&quot;;[.A1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5]&lt;&gt;&quot;&quot;;[.A1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6]&lt;&gt;&quot;&quot;;[.A1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7]&lt;&gt;&quot;&quot;;[.A1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8]&lt;&gt;&quot;&quot;;[.A1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69]&lt;&gt;&quot;&quot;;[.A1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0]&lt;&gt;&quot;&quot;;[.A1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1]&lt;&gt;&quot;&quot;;[.A1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2]&lt;&gt;&quot;&quot;;[.A1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3]&lt;&gt;&quot;&quot;;[.A1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4]&lt;&gt;&quot;&quot;;[.A1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5]&lt;&gt;&quot;&quot;;[.A1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6]&lt;&gt;&quot;&quot;;[.A1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7]&lt;&gt;&quot;&quot;;[.A1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8]&lt;&gt;&quot;&quot;;[.A1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79]&lt;&gt;&quot;&quot;;[.A1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0]&lt;&gt;&quot;&quot;;[.A1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1]&lt;&gt;&quot;&quot;;[.A1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2]&lt;&gt;&quot;&quot;;[.A1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3]&lt;&gt;&quot;&quot;;[.A1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4]&lt;&gt;&quot;&quot;;[.A1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5]&lt;&gt;&quot;&quot;;[.A1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6]&lt;&gt;&quot;&quot;;[.A1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7]&lt;&gt;&quot;&quot;;[.A1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8]&lt;&gt;&quot;&quot;;[.A1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89]&lt;&gt;&quot;&quot;;[.A1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0]&lt;&gt;&quot;&quot;;[.A1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1]&lt;&gt;&quot;&quot;;[.A1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2]&lt;&gt;&quot;&quot;;[.A1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3]&lt;&gt;&quot;&quot;;[.A1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4]&lt;&gt;&quot;&quot;;[.A1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5]&lt;&gt;&quot;&quot;;[.A1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6]&lt;&gt;&quot;&quot;;[.A1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7]&lt;&gt;&quot;&quot;;[.A1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8]&lt;&gt;&quot;&quot;;[.A1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199]&lt;&gt;&quot;&quot;;[.A1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0]&lt;&gt;&quot;&quot;;[.A2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1]&lt;&gt;&quot;&quot;;[.A2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2]&lt;&gt;&quot;&quot;;[.A2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3]&lt;&gt;&quot;&quot;;[.A2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4]&lt;&gt;&quot;&quot;;[.A2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5]&lt;&gt;&quot;&quot;;[.A2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6]&lt;&gt;&quot;&quot;;[.A2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7]&lt;&gt;&quot;&quot;;[.A2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8]&lt;&gt;&quot;&quot;;[.A2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09]&lt;&gt;&quot;&quot;;[.A2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0]&lt;&gt;&quot;&quot;;[.A2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1]&lt;&gt;&quot;&quot;;[.A2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2]&lt;&gt;&quot;&quot;;[.A2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3]&lt;&gt;&quot;&quot;;[.A2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4]&lt;&gt;&quot;&quot;;[.A2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5]&lt;&gt;&quot;&quot;;[.A2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6]&lt;&gt;&quot;&quot;;[.A2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7]&lt;&gt;&quot;&quot;;[.A2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8]&lt;&gt;&quot;&quot;;[.A2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19]&lt;&gt;&quot;&quot;;[.A2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0]&lt;&gt;&quot;&quot;;[.A2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1]&lt;&gt;&quot;&quot;;[.A2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2]&lt;&gt;&quot;&quot;;[.A2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3]&lt;&gt;&quot;&quot;;[.A2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4]&lt;&gt;&quot;&quot;;[.A2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5]&lt;&gt;&quot;&quot;;[.A2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6]&lt;&gt;&quot;&quot;;[.A2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7]&lt;&gt;&quot;&quot;;[.A2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8]&lt;&gt;&quot;&quot;;[.A2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29]&lt;&gt;&quot;&quot;;[.A2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0]&lt;&gt;&quot;&quot;;[.A2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1]&lt;&gt;&quot;&quot;;[.A2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2]&lt;&gt;&quot;&quot;;[.A2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3]&lt;&gt;&quot;&quot;;[.A2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4]&lt;&gt;&quot;&quot;;[.A2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5]&lt;&gt;&quot;&quot;;[.A2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6]&lt;&gt;&quot;&quot;;[.A2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7]&lt;&gt;&quot;&quot;;[.A2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8]&lt;&gt;&quot;&quot;;[.A2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39]&lt;&gt;&quot;&quot;;[.A2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0]&lt;&gt;&quot;&quot;;[.A2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1]&lt;&gt;&quot;&quot;;[.A2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2]&lt;&gt;&quot;&quot;;[.A2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3]&lt;&gt;&quot;&quot;;[.A2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4]&lt;&gt;&quot;&quot;;[.A2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5]&lt;&gt;&quot;&quot;;[.A2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6]&lt;&gt;&quot;&quot;;[.A2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7]&lt;&gt;&quot;&quot;;[.A2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8]&lt;&gt;&quot;&quot;;[.A2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49]&lt;&gt;&quot;&quot;;[.A2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0]&lt;&gt;&quot;&quot;;[.A2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1]&lt;&gt;&quot;&quot;;[.A2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2]&lt;&gt;&quot;&quot;;[.A2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3]&lt;&gt;&quot;&quot;;[.A2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4]&lt;&gt;&quot;&quot;;[.A2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5]&lt;&gt;&quot;&quot;;[.A2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6]&lt;&gt;&quot;&quot;;[.A2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7]&lt;&gt;&quot;&quot;;[.A2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8]&lt;&gt;&quot;&quot;;[.A2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59]&lt;&gt;&quot;&quot;;[.A2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0]&lt;&gt;&quot;&quot;;[.A2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1]&lt;&gt;&quot;&quot;;[.A2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2]&lt;&gt;&quot;&quot;;[.A2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3]&lt;&gt;&quot;&quot;;[.A2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4]&lt;&gt;&quot;&quot;;[.A2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5]&lt;&gt;&quot;&quot;;[.A2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6]&lt;&gt;&quot;&quot;;[.A2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7]&lt;&gt;&quot;&quot;;[.A2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8]&lt;&gt;&quot;&quot;;[.A2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69]&lt;&gt;&quot;&quot;;[.A2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0]&lt;&gt;&quot;&quot;;[.A2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1]&lt;&gt;&quot;&quot;;[.A2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2]&lt;&gt;&quot;&quot;;[.A2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3]&lt;&gt;&quot;&quot;;[.A2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4]&lt;&gt;&quot;&quot;;[.A2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5]&lt;&gt;&quot;&quot;;[.A2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6]&lt;&gt;&quot;&quot;;[.A2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7]&lt;&gt;&quot;&quot;;[.A2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8]&lt;&gt;&quot;&quot;;[.A2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79]&lt;&gt;&quot;&quot;;[.A2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0]&lt;&gt;&quot;&quot;;[.A2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1]&lt;&gt;&quot;&quot;;[.A2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2]&lt;&gt;&quot;&quot;;[.A2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3]&lt;&gt;&quot;&quot;;[.A2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4]&lt;&gt;&quot;&quot;;[.A2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5]&lt;&gt;&quot;&quot;;[.A2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6]&lt;&gt;&quot;&quot;;[.A2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7]&lt;&gt;&quot;&quot;;[.A2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8]&lt;&gt;&quot;&quot;;[.A2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89]&lt;&gt;&quot;&quot;;[.A2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0]&lt;&gt;&quot;&quot;;[.A2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1]&lt;&gt;&quot;&quot;;[.A2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2]&lt;&gt;&quot;&quot;;[.A2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3]&lt;&gt;&quot;&quot;;[.A2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4]&lt;&gt;&quot;&quot;;[.A2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5]&lt;&gt;&quot;&quot;;[.A2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6]&lt;&gt;&quot;&quot;;[.A2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7]&lt;&gt;&quot;&quot;;[.A2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8]&lt;&gt;&quot;&quot;;[.A2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299]&lt;&gt;&quot;&quot;;[.A2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0]&lt;&gt;&quot;&quot;;[.A3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1]&lt;&gt;&quot;&quot;;[.A3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2]&lt;&gt;&quot;&quot;;[.A3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3]&lt;&gt;&quot;&quot;;[.A3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4]&lt;&gt;&quot;&quot;;[.A3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5]&lt;&gt;&quot;&quot;;[.A3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6]&lt;&gt;&quot;&quot;;[.A3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7]&lt;&gt;&quot;&quot;;[.A3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8]&lt;&gt;&quot;&quot;;[.A3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09]&lt;&gt;&quot;&quot;;[.A3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0]&lt;&gt;&quot;&quot;;[.A3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1]&lt;&gt;&quot;&quot;;[.A3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2]&lt;&gt;&quot;&quot;;[.A3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3]&lt;&gt;&quot;&quot;;[.A3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4]&lt;&gt;&quot;&quot;;[.A3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5]&lt;&gt;&quot;&quot;;[.A3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6]&lt;&gt;&quot;&quot;;[.A3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7]&lt;&gt;&quot;&quot;;[.A3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8]&lt;&gt;&quot;&quot;;[.A3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19]&lt;&gt;&quot;&quot;;[.A3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0]&lt;&gt;&quot;&quot;;[.A3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1]&lt;&gt;&quot;&quot;;[.A3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2]&lt;&gt;&quot;&quot;;[.A3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3]&lt;&gt;&quot;&quot;;[.A3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4]&lt;&gt;&quot;&quot;;[.A3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5]&lt;&gt;&quot;&quot;;[.A3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6]&lt;&gt;&quot;&quot;;[.A3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7]&lt;&gt;&quot;&quot;;[.A3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8]&lt;&gt;&quot;&quot;;[.A3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29]&lt;&gt;&quot;&quot;;[.A3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0]&lt;&gt;&quot;&quot;;[.A3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1]&lt;&gt;&quot;&quot;;[.A3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2]&lt;&gt;&quot;&quot;;[.A3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3]&lt;&gt;&quot;&quot;;[.A3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4]&lt;&gt;&quot;&quot;;[.A3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5]&lt;&gt;&quot;&quot;;[.A3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6]&lt;&gt;&quot;&quot;;[.A3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7]&lt;&gt;&quot;&quot;;[.A3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8]&lt;&gt;&quot;&quot;;[.A3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39]&lt;&gt;&quot;&quot;;[.A3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0]&lt;&gt;&quot;&quot;;[.A3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1]&lt;&gt;&quot;&quot;;[.A3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2]&lt;&gt;&quot;&quot;;[.A3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3]&lt;&gt;&quot;&quot;;[.A3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4]&lt;&gt;&quot;&quot;;[.A3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5]&lt;&gt;&quot;&quot;;[.A3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6]&lt;&gt;&quot;&quot;;[.A3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7]&lt;&gt;&quot;&quot;;[.A3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8]&lt;&gt;&quot;&quot;;[.A3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49]&lt;&gt;&quot;&quot;;[.A3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0]&lt;&gt;&quot;&quot;;[.A3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1]&lt;&gt;&quot;&quot;;[.A3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2]&lt;&gt;&quot;&quot;;[.A3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3]&lt;&gt;&quot;&quot;;[.A3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4]&lt;&gt;&quot;&quot;;[.A3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5]&lt;&gt;&quot;&quot;;[.A3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6]&lt;&gt;&quot;&quot;;[.A3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7]&lt;&gt;&quot;&quot;;[.A3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8]&lt;&gt;&quot;&quot;;[.A3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59]&lt;&gt;&quot;&quot;;[.A3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0]&lt;&gt;&quot;&quot;;[.A3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1]&lt;&gt;&quot;&quot;;[.A3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2]&lt;&gt;&quot;&quot;;[.A3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3]&lt;&gt;&quot;&quot;;[.A3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4]&lt;&gt;&quot;&quot;;[.A3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5]&lt;&gt;&quot;&quot;;[.A3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6]&lt;&gt;&quot;&quot;;[.A3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7]&lt;&gt;&quot;&quot;;[.A3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8]&lt;&gt;&quot;&quot;;[.A3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69]&lt;&gt;&quot;&quot;;[.A3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0]&lt;&gt;&quot;&quot;;[.A3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1]&lt;&gt;&quot;&quot;;[.A3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2]&lt;&gt;&quot;&quot;;[.A3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3]&lt;&gt;&quot;&quot;;[.A3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4]&lt;&gt;&quot;&quot;;[.A3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5]&lt;&gt;&quot;&quot;;[.A3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6]&lt;&gt;&quot;&quot;;[.A3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7]&lt;&gt;&quot;&quot;;[.A3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8]&lt;&gt;&quot;&quot;;[.A3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79]&lt;&gt;&quot;&quot;;[.A3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0]&lt;&gt;&quot;&quot;;[.A3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1]&lt;&gt;&quot;&quot;;[.A3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2]&lt;&gt;&quot;&quot;;[.A3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3]&lt;&gt;&quot;&quot;;[.A3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4]&lt;&gt;&quot;&quot;;[.A3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5]&lt;&gt;&quot;&quot;;[.A3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6]&lt;&gt;&quot;&quot;;[.A3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7]&lt;&gt;&quot;&quot;;[.A3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8]&lt;&gt;&quot;&quot;;[.A3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89]&lt;&gt;&quot;&quot;;[.A3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0]&lt;&gt;&quot;&quot;;[.A3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1]&lt;&gt;&quot;&quot;;[.A3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2]&lt;&gt;&quot;&quot;;[.A3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3]&lt;&gt;&quot;&quot;;[.A3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4]&lt;&gt;&quot;&quot;;[.A3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5]&lt;&gt;&quot;&quot;;[.A3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6]&lt;&gt;&quot;&quot;;[.A3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7]&lt;&gt;&quot;&quot;;[.A3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8]&lt;&gt;&quot;&quot;;[.A3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399]&lt;&gt;&quot;&quot;;[.A3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0]&lt;&gt;&quot;&quot;;[.A4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1]&lt;&gt;&quot;&quot;;[.A4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2]&lt;&gt;&quot;&quot;;[.A4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3]&lt;&gt;&quot;&quot;;[.A4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4]&lt;&gt;&quot;&quot;;[.A4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5]&lt;&gt;&quot;&quot;;[.A4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6]&lt;&gt;&quot;&quot;;[.A4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7]&lt;&gt;&quot;&quot;;[.A4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8]&lt;&gt;&quot;&quot;;[.A4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09]&lt;&gt;&quot;&quot;;[.A4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0]&lt;&gt;&quot;&quot;;[.A4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1]&lt;&gt;&quot;&quot;;[.A4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2]&lt;&gt;&quot;&quot;;[.A4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3]&lt;&gt;&quot;&quot;;[.A4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4]&lt;&gt;&quot;&quot;;[.A4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5]&lt;&gt;&quot;&quot;;[.A4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6]&lt;&gt;&quot;&quot;;[.A4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7]&lt;&gt;&quot;&quot;;[.A4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8]&lt;&gt;&quot;&quot;;[.A4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19]&lt;&gt;&quot;&quot;;[.A4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0]&lt;&gt;&quot;&quot;;[.A4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1]&lt;&gt;&quot;&quot;;[.A4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2]&lt;&gt;&quot;&quot;;[.A4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3]&lt;&gt;&quot;&quot;;[.A4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4]&lt;&gt;&quot;&quot;;[.A4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5]&lt;&gt;&quot;&quot;;[.A4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6]&lt;&gt;&quot;&quot;;[.A4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7]&lt;&gt;&quot;&quot;;[.A4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8]&lt;&gt;&quot;&quot;;[.A4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29]&lt;&gt;&quot;&quot;;[.A4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0]&lt;&gt;&quot;&quot;;[.A4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1]&lt;&gt;&quot;&quot;;[.A4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2]&lt;&gt;&quot;&quot;;[.A4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3]&lt;&gt;&quot;&quot;;[.A4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4]&lt;&gt;&quot;&quot;;[.A4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5]&lt;&gt;&quot;&quot;;[.A4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6]&lt;&gt;&quot;&quot;;[.A4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7]&lt;&gt;&quot;&quot;;[.A4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8]&lt;&gt;&quot;&quot;;[.A4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39]&lt;&gt;&quot;&quot;;[.A4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0]&lt;&gt;&quot;&quot;;[.A4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1]&lt;&gt;&quot;&quot;;[.A4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2]&lt;&gt;&quot;&quot;;[.A4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3]&lt;&gt;&quot;&quot;;[.A4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4]&lt;&gt;&quot;&quot;;[.A4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5]&lt;&gt;&quot;&quot;;[.A4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6]&lt;&gt;&quot;&quot;;[.A4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7]&lt;&gt;&quot;&quot;;[.A4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8]&lt;&gt;&quot;&quot;;[.A4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49]&lt;&gt;&quot;&quot;;[.A4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0]&lt;&gt;&quot;&quot;;[.A4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1]&lt;&gt;&quot;&quot;;[.A4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2]&lt;&gt;&quot;&quot;;[.A4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3]&lt;&gt;&quot;&quot;;[.A4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4]&lt;&gt;&quot;&quot;;[.A4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5]&lt;&gt;&quot;&quot;;[.A4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6]&lt;&gt;&quot;&quot;;[.A4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7]&lt;&gt;&quot;&quot;;[.A4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8]&lt;&gt;&quot;&quot;;[.A4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59]&lt;&gt;&quot;&quot;;[.A4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0]&lt;&gt;&quot;&quot;;[.A4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1]&lt;&gt;&quot;&quot;;[.A4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2]&lt;&gt;&quot;&quot;;[.A4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3]&lt;&gt;&quot;&quot;;[.A4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4]&lt;&gt;&quot;&quot;;[.A4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5]&lt;&gt;&quot;&quot;;[.A4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6]&lt;&gt;&quot;&quot;;[.A4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7]&lt;&gt;&quot;&quot;;[.A4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8]&lt;&gt;&quot;&quot;;[.A4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69]&lt;&gt;&quot;&quot;;[.A4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0]&lt;&gt;&quot;&quot;;[.A4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1]&lt;&gt;&quot;&quot;;[.A4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2]&lt;&gt;&quot;&quot;;[.A4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3]&lt;&gt;&quot;&quot;;[.A4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4]&lt;&gt;&quot;&quot;;[.A4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5]&lt;&gt;&quot;&quot;;[.A4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6]&lt;&gt;&quot;&quot;;[.A4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7]&lt;&gt;&quot;&quot;;[.A4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8]&lt;&gt;&quot;&quot;;[.A4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79]&lt;&gt;&quot;&quot;;[.A4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0]&lt;&gt;&quot;&quot;;[.A48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1]&lt;&gt;&quot;&quot;;[.A48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2]&lt;&gt;&quot;&quot;;[.A48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3]&lt;&gt;&quot;&quot;;[.A48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4]&lt;&gt;&quot;&quot;;[.A48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5]&lt;&gt;&quot;&quot;;[.A48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6]&lt;&gt;&quot;&quot;;[.A48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7]&lt;&gt;&quot;&quot;;[.A48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8]&lt;&gt;&quot;&quot;;[.A48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89]&lt;&gt;&quot;&quot;;[.A48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0]&lt;&gt;&quot;&quot;;[.A49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1]&lt;&gt;&quot;&quot;;[.A49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2]&lt;&gt;&quot;&quot;;[.A49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3]&lt;&gt;&quot;&quot;;[.A49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4]&lt;&gt;&quot;&quot;;[.A49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5]&lt;&gt;&quot;&quot;;[.A49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6]&lt;&gt;&quot;&quot;;[.A49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7]&lt;&gt;&quot;&quot;;[.A49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8]&lt;&gt;&quot;&quot;;[.A49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499]&lt;&gt;&quot;&quot;;[.A49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0]&lt;&gt;&quot;&quot;;[.A50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1]&lt;&gt;&quot;&quot;;[.A50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2]&lt;&gt;&quot;&quot;;[.A50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3]&lt;&gt;&quot;&quot;;[.A50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4]&lt;&gt;&quot;&quot;;[.A50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5]&lt;&gt;&quot;&quot;;[.A50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6]&lt;&gt;&quot;&quot;;[.A50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7]&lt;&gt;&quot;&quot;;[.A50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8]&lt;&gt;&quot;&quot;;[.A50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09]&lt;&gt;&quot;&quot;;[.A50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0]&lt;&gt;&quot;&quot;;[.A51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1]&lt;&gt;&quot;&quot;;[.A51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2]&lt;&gt;&quot;&quot;;[.A51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3]&lt;&gt;&quot;&quot;;[.A51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4]&lt;&gt;&quot;&quot;;[.A51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5]&lt;&gt;&quot;&quot;;[.A51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6]&lt;&gt;&quot;&quot;;[.A51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7]&lt;&gt;&quot;&quot;;[.A51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8]&lt;&gt;&quot;&quot;;[.A51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19]&lt;&gt;&quot;&quot;;[.A51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0]&lt;&gt;&quot;&quot;;[.A52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1]&lt;&gt;&quot;&quot;;[.A52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2]&lt;&gt;&quot;&quot;;[.A52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3]&lt;&gt;&quot;&quot;;[.A52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4]&lt;&gt;&quot;&quot;;[.A52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5]&lt;&gt;&quot;&quot;;[.A52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6]&lt;&gt;&quot;&quot;;[.A52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7]&lt;&gt;&quot;&quot;;[.A52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8]&lt;&gt;&quot;&quot;;[.A52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29]&lt;&gt;&quot;&quot;;[.A52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0]&lt;&gt;&quot;&quot;;[.A53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1]&lt;&gt;&quot;&quot;;[.A53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2]&lt;&gt;&quot;&quot;;[.A53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3]&lt;&gt;&quot;&quot;;[.A53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4]&lt;&gt;&quot;&quot;;[.A53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5]&lt;&gt;&quot;&quot;;[.A53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6]&lt;&gt;&quot;&quot;;[.A53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7]&lt;&gt;&quot;&quot;;[.A53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8]&lt;&gt;&quot;&quot;;[.A53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39]&lt;&gt;&quot;&quot;;[.A53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0]&lt;&gt;&quot;&quot;;[.A54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1]&lt;&gt;&quot;&quot;;[.A54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2]&lt;&gt;&quot;&quot;;[.A54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3]&lt;&gt;&quot;&quot;;[.A54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4]&lt;&gt;&quot;&quot;;[.A54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5]&lt;&gt;&quot;&quot;;[.A54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6]&lt;&gt;&quot;&quot;;[.A54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7]&lt;&gt;&quot;&quot;;[.A54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8]&lt;&gt;&quot;&quot;;[.A54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49]&lt;&gt;&quot;&quot;;[.A54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0]&lt;&gt;&quot;&quot;;[.A55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1]&lt;&gt;&quot;&quot;;[.A55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2]&lt;&gt;&quot;&quot;;[.A55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3]&lt;&gt;&quot;&quot;;[.A55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4]&lt;&gt;&quot;&quot;;[.A55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5]&lt;&gt;&quot;&quot;;[.A55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6]&lt;&gt;&quot;&quot;;[.A55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7]&lt;&gt;&quot;&quot;;[.A55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8]&lt;&gt;&quot;&quot;;[.A55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59]&lt;&gt;&quot;&quot;;[.A55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0]&lt;&gt;&quot;&quot;;[.A56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1]&lt;&gt;&quot;&quot;;[.A56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2]&lt;&gt;&quot;&quot;;[.A56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3]&lt;&gt;&quot;&quot;;[.A56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4]&lt;&gt;&quot;&quot;;[.A56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5]&lt;&gt;&quot;&quot;;[.A56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6]&lt;&gt;&quot;&quot;;[.A56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7]&lt;&gt;&quot;&quot;;[.A56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8]&lt;&gt;&quot;&quot;;[.A56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69]&lt;&gt;&quot;&quot;;[.A56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0]&lt;&gt;&quot;&quot;;[.A570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1]&lt;&gt;&quot;&quot;;[.A571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2]&lt;&gt;&quot;&quot;;[.A572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3]&lt;&gt;&quot;&quot;;[.A573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4]&lt;&gt;&quot;&quot;;[.A574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5]&lt;&gt;&quot;&quot;;[.A575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6]&lt;&gt;&quot;&quot;;[.A576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7]&lt;&gt;&quot;&quot;;[.A577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8]&lt;&gt;&quot;&quot;;[.A578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79]&lt;&gt;&quot;&quot;;[.A579];&quot;&quot;)">
            <text:p/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IF([.A580]&lt;&gt;&quot;&quot;;[.A580];&quot;&quot;)">
            <text:p/>
          </table:table-cell>
          <table:table-cell table:number-columns-repeated="1021"/>
        </table:table-row>
        <table:table-row table:style-name="ro3" table:number-rows-repeated="10479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fill-character> </number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fill-character> </number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fill-character> </number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fill-character> </number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fill-character> </number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fill-character> </number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fill-character> </number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fill-character> </number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Lohit Hindi" style:font-family-complex="'Lohit Hindi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ildnachweise" style:display-name="PageStyle_Bildnachwei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scher</meta:initial-creator>
    <dc:creator>Christoph Fischer</dc:creator>
    <meta:creation-date>2010-08-27T07:40:18</meta:creation-date>
    <dc:date>2014-01-06T18:13:17.395192500</dc:date>
    <meta:editing-duration>P3DT11H18M23S</meta:editing-duration>
    <meta:generator>LibreOffice/4.1.3.2$Linux_X86_64 LibreOffice_project/410m0$Build-2</meta:generator>
    <meta:editing-cycles>149</meta:editing-cycles>
    <meta:document-statistic meta:table-count="2" meta:cell-count="700" meta:object-count="0"/>
    <meta:user-defined meta:name="AppVersion">12.0000</meta:user-defined>
    <meta:user-defined meta:name="Company">Volksmis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